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Consolas2" svg:font-family="Consolas, Monaco, Menlo, 'Courier New', monospace"/>
    <style:font-face style:name="Helvetica Neue" svg:font-family="'Helvetica Neue', Roboto, Arial, sans-serif"/>
    <style:font-face style:name="Lohit Devanagari1" svg:font-family="'Lohit Devanagari'"/>
    <style:font-face style:name="arial" svg:font-family="arial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9bbb3" officeooo:paragraph-rsid="0009bbb3"/>
    </style:style>
    <style:style style:name="P2" style:family="paragraph" style:parent-style-name="Standard">
      <style:text-properties officeooo:rsid="0009bbb3" officeooo:paragraph-rsid="001c2c5c"/>
    </style:style>
    <style:style style:name="P3" style:family="paragraph" style:parent-style-name="Standard">
      <style:text-properties officeooo:rsid="000a430a" officeooo:paragraph-rsid="000a430a"/>
    </style:style>
    <style:style style:name="P4" style:family="paragraph" style:parent-style-name="Standard">
      <style:text-properties officeooo:rsid="001c2c5c" officeooo:paragraph-rsid="001c2c5c"/>
    </style:style>
    <style:style style:name="P5" style:family="paragraph" style:parent-style-name="Standard">
      <style:text-properties officeooo:rsid="001d390a" officeooo:paragraph-rsid="001d390a"/>
    </style:style>
    <style:style style:name="P6" style:family="paragraph" style:parent-style-name="Standard">
      <style:text-properties fo:color="#000000" officeooo:rsid="001d390a" officeooo:paragraph-rsid="001d390a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officeooo:rsid="000a61b4" officeooo:paragraph-rsid="000a61b4"/>
    </style:style>
    <style:style style:name="P8" style:family="paragraph" style:parent-style-name="Preformatted_20_Text">
      <style:text-properties officeooo:rsid="000a430a" officeooo:paragraph-rsid="000a430a"/>
    </style:style>
    <style:style style:name="P9" style:family="paragraph" style:parent-style-name="Preformatted_20_Text">
      <style:text-properties officeooo:rsid="000a430a" officeooo:paragraph-rsid="000a61b4"/>
    </style:style>
    <style:style style:name="P10" style:family="paragraph" style:parent-style-name="Preformatted_20_Text">
      <style:text-properties officeooo:rsid="000a430a" officeooo:paragraph-rsid="000af9f4"/>
    </style:style>
    <style:style style:name="P11" style:family="paragraph" style:parent-style-name="Preformatted_20_Text">
      <style:text-properties officeooo:rsid="000a430a" officeooo:paragraph-rsid="000ba6ca"/>
    </style:style>
    <style:style style:name="P12" style:family="paragraph" style:parent-style-name="Preformatted_20_Text">
      <style:text-properties officeooo:rsid="000a430a" officeooo:paragraph-rsid="000f55ba"/>
    </style:style>
    <style:style style:name="P13" style:family="paragraph" style:parent-style-name="Preformatted_20_Text">
      <style:text-properties officeooo:rsid="000a430a" officeooo:paragraph-rsid="00106f6f"/>
    </style:style>
    <style:style style:name="P14" style:family="paragraph" style:parent-style-name="Preformatted_20_Text">
      <style:text-properties officeooo:rsid="000a430a" officeooo:paragraph-rsid="00193415"/>
    </style:style>
    <style:style style:name="P15" style:family="paragraph" style:parent-style-name="Preformatted_20_Text">
      <style:text-properties officeooo:rsid="000a430a" officeooo:paragraph-rsid="00194587"/>
    </style:style>
    <style:style style:name="P16" style:family="paragraph" style:parent-style-name="Preformatted_20_Text">
      <style:text-properties officeooo:paragraph-rsid="00106f6f"/>
    </style:style>
    <style:style style:name="P17" style:family="paragraph" style:parent-style-name="Preformatted_20_Text">
      <style:text-properties officeooo:paragraph-rsid="00113e89"/>
    </style:style>
    <style:style style:name="P18" style:family="paragraph" style:parent-style-name="Preformatted_20_Text">
      <style:text-properties officeooo:paragraph-rsid="0016808a"/>
    </style:style>
    <style:style style:name="P19" style:family="paragraph" style:parent-style-name="Preformatted_20_Text">
      <style:text-properties officeooo:paragraph-rsid="00186170"/>
    </style:style>
    <style:style style:name="P20" style:family="paragraph" style:parent-style-name="Preformatted_20_Text">
      <style:text-properties officeooo:rsid="001d390a" officeooo:paragraph-rsid="001d390a"/>
    </style:style>
    <style:style style:name="P21" style:family="paragraph" style:parent-style-name="Preformatted_20_Text">
      <style:text-properties officeooo:paragraph-rsid="001ed9a3"/>
    </style:style>
    <style:style style:name="P22" style:family="paragraph" style:parent-style-name="Preformatted_20_Text">
      <style:paragraph-properties fo:line-height="150%" fo:text-align="start" style:justify-single-word="false" fo:orphans="2" fo:widows="2" fo:padding="0cm" fo:border="none"/>
    </style:style>
    <style:style style:name="P23" style:family="paragraph" style:parent-style-name="Preformatted_20_Text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Consolas" fo:font-size="9.75pt" fo:letter-spacing="normal" fo:font-style="normal" fo:font-weight="normal"/>
    </style:style>
    <style:style style:name="P24" style:family="paragraph" style:parent-style-name="Preformatted_20_Text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42729" style:font-name="Consolas" fo:font-size="9.75pt" fo:letter-spacing="normal" fo:font-style="normal" fo:font-weight="normal"/>
    </style:style>
    <style:style style:name="P25" style:family="paragraph" style:parent-style-name="Preformatted_20_Text" style:list-style-name="L1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6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 fo:padding="0cm" fo:border="none"/>
    </style:style>
    <style:style style:name="P27" style:family="paragraph" style:parent-style-name="Preformatted_20_Text">
      <style:paragraph-properties fo:margin-top="0cm" fo:margin-bottom="0.499cm" loext:contextual-spacing="false" fo:line-height="150%" fo:text-align="start" style:justify-single-word="false" fo:orphans="2" fo:widows="2" fo:padding="0cm" fo:border="none"/>
      <style:text-properties officeooo:paragraph-rsid="00234964"/>
    </style:style>
    <style:style style:name="T1" style:family="text">
      <style:text-properties fo:font-variant="normal" fo:text-transform="none" fo:color="#1166bb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7fdf7" loext:char-shading-value="0" loext:padding="0cm" loext:border="none"/>
    </style:style>
    <style:style style:name="T2" style:family="text">
      <style:text-properties fo:font-variant="normal" fo:text-transform="none" fo:color="#cccccc" style:font-name="Consolas1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67cdcc" style:font-name="Consolas1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f08d49" style:font-name="Consolas1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a3a3a" style:font-name="monospace" fo:font-size="10.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3a3a3a" style:font-name="monospace" fo:font-size="10.5pt" fo:letter-spacing="normal" fo:font-style="normal" fo:font-weight="normal" officeooo:rsid="000a61b4" loext:padding="0cm" loext:border="none"/>
    </style:style>
    <style:style style:name="T7" style:family="text">
      <style:text-properties fo:font-variant="normal" fo:text-transform="none" fo:color="#3a3a3a" style:font-name="monospace" fo:font-size="10.5pt" fo:letter-spacing="normal" fo:font-style="normal" fo:font-weight="normal" officeooo:rsid="000a61b4" fo:background-color="#eff0f1" loext:char-shading-value="0" loext:padding="0cm" loext:border="none"/>
    </style:style>
    <style:style style:name="T8" style:family="text">
      <style:text-properties fo:font-variant="normal" fo:text-transform="none" fo:color="#3a3a3a" style:font-name="monospace" fo:font-size="10.5pt" fo:letter-spacing="normal" fo:font-style="normal" fo:font-weight="normal" officeooo:rsid="00193415" loext:padding="0cm" loext:border="none"/>
    </style:style>
    <style:style style:name="T9" style:family="text">
      <style:text-properties fo:font-variant="normal" fo:text-transform="none" fo:color="#111111" style:font-name="Consolas" fo:font-size="9.75pt" fo:letter-spacing="normal" fo:font-style="normal" fo:font-weight="normal" officeooo:rsid="000a61b4" loext:padding="0cm" loext:border="none"/>
    </style:style>
    <style:style style:name="T10" style:family="text">
      <style:text-properties fo:font-variant="normal" fo:text-transform="none" fo:color="#111111" style:font-name="Consolas" fo:font-size="9.75pt" fo:letter-spacing="normal" fo:font-style="normal" fo:font-weight="normal" officeooo:rsid="00193415" loext:padding="0cm" loext:border="none"/>
    </style:style>
    <style:style style:name="T11" style:family="text">
      <style:text-properties fo:font-variant="normal" fo:text-transform="none" fo:color="#303336" style:font-name="inherit" fo:font-size="9.75pt" fo:letter-spacing="normal" fo:font-style="normal" fo:font-weight="normal" officeooo:rsid="000a61b4" fo:background-color="#eff0f1" loext:char-shading-value="0" loext:padding="0cm" loext:border="none"/>
    </style:style>
    <style:style style:name="T12" style:family="text">
      <style:text-properties fo:font-variant="normal" fo:text-transform="none" fo:color="#303336" style:font-name="inherit" fo:font-size="9.75pt" fo:letter-spacing="normal" fo:font-style="normal" fo:font-weight="normal" officeooo:rsid="000af9f4" fo:background-color="#eff0f1" loext:char-shading-value="0" loext:padding="0cm" loext:border="none"/>
    </style:style>
    <style:style style:name="T13" style:family="text">
      <style:text-properties fo:font-variant="normal" fo:text-transform="none" fo:color="#303336" style:font-name="inherit" fo:font-size="9.75pt" fo:letter-spacing="normal" fo:font-style="normal" fo:font-weight="normal" officeooo:rsid="000ba6ca" fo:background-color="#eff0f1" loext:char-shading-value="0" loext:padding="0cm" loext:border="none"/>
    </style:style>
    <style:style style:name="T14" style:family="text">
      <style:text-properties fo:font-variant="normal" fo:text-transform="none" fo:color="#303336" style:font-name="inherit" fo:font-size="9.75pt" fo:letter-spacing="normal" fo:font-style="normal" fo:font-weight="normal" officeooo:rsid="000f55ba" fo:background-color="#eff0f1" loext:char-shading-value="0" loext:padding="0cm" loext:border="none"/>
    </style:style>
    <style:style style:name="T15" style:family="text">
      <style:text-properties fo:font-variant="normal" fo:text-transform="none" fo:color="#000000" style:font-name="arial" fo:font-size="9.75pt" fo:letter-spacing="normal" fo:font-style="normal" fo:font-weight="normal" officeooo:rsid="000af9f4" fo:background-color="#eff0f1" loext:char-shading-value="0" loext:padding="0cm" loext:border="none"/>
    </style:style>
    <style:style style:name="T16" style:family="text">
      <style:text-properties fo:font-variant="normal" fo:text-transform="none" fo:color="#000000" style:font-name="arial" fo:font-size="9.75pt" fo:letter-spacing="normal" fo:font-style="normal" fo:font-weight="normal" officeooo:rsid="000ba6ca" fo:background-color="#eff0f1" loext:char-shading-value="0" loext:padding="0cm" loext:border="none"/>
    </style:style>
    <style:style style:name="T17" style:family="text">
      <style:text-properties fo:font-variant="normal" fo:text-transform="none" fo:color="#000000" style:font-name="Consolas1" fo:font-size="9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000000" style:font-name="Consolas1" fo:font-size="9.75pt" fo:letter-spacing="normal" fo:font-style="normal" fo:font-weight="normal" officeooo:rsid="001ed9a3" fo:background-color="transparent" loext:char-shading-value="0" loext:padding="0cm" loext:border="none"/>
    </style:style>
    <style:style style:name="T19" style:family="text">
      <style:text-properties fo:font-variant="normal" fo:text-transform="none" fo:color="#000000" style:font-name="Consolas1" fo:font-size="9.75pt" fo:letter-spacing="normal" fo:font-style="normal" fo:font-weight="normal" officeooo:rsid="00234964" fo:background-color="transparent" loext:char-shading-value="0" loext:padding="0cm" loext:border="none"/>
    </style:style>
    <style:style style:name="T20" style:family="text">
      <style:text-properties fo:font-variant="normal" fo:text-transform="none" fo:color="#000000" style:font-name="Helvetica Neue" fo:font-size="9.75pt" fo:letter-spacing="normal" fo:font-style="normal" fo:font-weight="normal" officeooo:rsid="001ed9a3" fo:background-color="#eff0f1" loext:char-shading-value="0" loext:padding="0cm" loext:border="none"/>
    </style:style>
    <style:style style:name="T21" style:family="text">
      <style:text-properties fo:font-variant="normal" fo:text-transform="none" fo:color="#333333" style:font-name="Consolas2" fo:font-size="10.5pt" fo:letter-spacing="normal" fo:font-style="normal" fo:font-weight="normal" officeooo:rsid="000af9f4" fo:background-color="#eff0f1" loext:char-shading-value="0" loext:padding="0cm" loext:border="none"/>
    </style:style>
    <style:style style:name="T22" style:family="text">
      <style:text-properties fo:font-variant="normal" fo:text-transform="none" fo:color="#333333" style:font-name="Consolas2" fo:font-size="10.5pt" fo:letter-spacing="normal" fo:font-style="normal" fo:font-weight="normal" officeooo:rsid="00106f6f" fo:background-color="#eff0f1" loext:char-shading-value="0" loext:padding="0cm" loext:border="none"/>
    </style:style>
    <style:style style:name="T23" style:family="text">
      <style:text-properties fo:font-variant="normal" fo:text-transform="none" fo:color="#444444" style:font-name="Helvetica Neue" fo:font-size="9.75pt" fo:letter-spacing="normal" fo:font-style="normal" fo:font-weight="normal" officeooo:rsid="000ba6ca" fo:background-color="#eff0f1" loext:char-shading-value="0" loext:padding="0cm" loext:border="none"/>
    </style:style>
    <style:style style:name="T24" style:family="text">
      <style:text-properties fo:font-variant="normal" fo:text-transform="none" fo:color="#444444" style:font-name="Helvetica Neue" fo:font-size="9.75pt" fo:letter-spacing="normal" fo:font-style="normal" fo:font-weight="normal" officeooo:rsid="00113e89" fo:background-color="#eff0f1" loext:char-shading-value="0" loext:padding="0cm" loext:border="none"/>
    </style:style>
    <style:style style:name="T25" style:family="text">
      <style:text-properties fo:font-variant="normal" fo:text-transform="none" fo:color="#444444" style:font-name="Helvetica Neue" fo:font-size="9.75pt" fo:letter-spacing="normal" fo:font-style="normal" fo:font-weight="normal" officeooo:rsid="0016808a" fo:background-color="#eff0f1" loext:char-shading-value="0" loext:padding="0cm" loext:border="none"/>
    </style:style>
    <style:style style:name="T26" style:family="text">
      <style:text-properties fo:font-variant="normal" fo:text-transform="none" fo:color="#444444" style:font-name="Helvetica Neue" fo:font-size="9.75pt" fo:letter-spacing="normal" fo:font-style="normal" fo:font-weight="normal" officeooo:rsid="00186170" fo:background-color="#eff0f1" loext:char-shading-value="0" loext:padding="0cm" loext:border="none"/>
    </style:style>
    <style:style style:name="T27" style:family="text">
      <style:text-properties fo:font-variant="normal" fo:text-transform="none" fo:color="#444444" style:font-name="Helvetica Neue" fo:font-size="9.75pt" fo:letter-spacing="normal" fo:font-style="normal" fo:font-weight="normal" officeooo:rsid="001ed9a3" fo:background-color="#eff0f1" loext:char-shading-value="0" loext:padding="0cm" loext:border="none"/>
    </style:style>
    <style:style style:name="T28" style:family="text">
      <style:text-properties fo:font-variant="normal" fo:text-transform="none" fo:color="#444444" style:font-name="Helvetica Neue" fo:font-size="9.75pt" fo:letter-spacing="normal" fo:font-style="normal" fo:font-weight="normal" officeooo:rsid="001ed9a3" fo:background-color="transparent" loext:char-shading-value="0" loext:padding="0cm" loext:border="none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30" style:family="text">
      <style:text-properties officeooo:rsid="000a61b4"/>
    </style:style>
    <style:style style:name="T31" style:family="text">
      <style:text-properties officeooo:rsid="001c2c5c"/>
    </style:style>
    <text:list-style style:name="L1">
      <text:list-level-style-number text:level="1" text:style-name="Numbering_20_Symbols" style:num-suffix="." style:num-format="1" text:start-value="2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r amazon CLI </text:p>
      <text:p text:style-name="P1"/>
      <text:p text:style-name="P1">sudo apt-get install python-pip </text:p>
      <text:p text:style-name="P1">pip install awscli</text:p>
      <text:p text:style-name="P1"/>
      <text:p text:style-name="P1">Configuiracion de la CLI </text:p>
      <text:p text:style-name="P1"/>
      <text:p text:style-name="P2"><text:s/><text:span text:style-name="T31">[default]</text:span></text:p>
      <text:p text:style-name="P4">aws_access_key_id = AKIAJ5PCI4NHTRJSVXWA</text:p>
      <text:p text:style-name="P4">aws_secret_access_key = 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 </text:p>
      <text:p text:style-name="P4">region = us-east-1</text:p>
      <text:p text:style-name="P4"/>
      <text:p text:style-name="P5">Instalamos ansible</text:p>
      <text:p text:style-name="P20"><text:span text:style-name="Source_20_Text"><text:span text:style-name="T17">$ sudo apt-get install software-properties-common</text:span></text:span></text:p>
      <text:p text:style-name="P22"><text:span text:style-name="Source_20_Text"><text:span text:style-name="T17">$ sudo apt-add-repository ppa:ansible/ansible</text:span></text:span></text:p>
      <text:p text:style-name="P22"><text:span text:style-name="Source_20_Text"><text:span text:style-name="T17">$ sudo apt-get update</text:span></text:span></text:p>
      <text:p text:style-name="P26"><text:span text:style-name="Source_20_Text"><text:span text:style-name="T17">$ sudo apt-get install ansible</text:span></text:span></text:p>
      <text:p text:style-name="P27"><text:span text:style-name="Source_20_Text"><text:span text:style-name="T19">desactivamos </text:span></text:span></text:p>
      <text:p text:style-name="P27"><text:span text:style-name="Source_20_Text"><text:span text:style-name="T19">sudo nano /etc/ansible/ansible.cfg</text:span></text:span></text:p>
      <text:p text:style-name="P26"><text:span text:style-name="Source_20_Text"><text:span text:style-name="T29">host_key_checking = False</text:span></text:span></text:p>
      <text:p text:style-name="P26"><text:span text:style-name="Source_20_Text"><text:span text:style-name="T17"/></text:span></text:p>
      <text:p text:style-name="P6"/>
      <text:p text:style-name="P5"/>
      <text:p text:style-name="P1"/>
      <text:p text:style-name="P3">Creamos una instancia vacia de ubunt<text:span text:style-name="T30">u</text:span> para instalar nuestro programas y montar nuestra aplicación</text:p>
      <text:p text:style-name="P3"/>
      <text:p text:style-name="P3">nos conectamos a nuestra instancia</text:p>
      <text:p text:style-name="P3"><text:a xlink:type="simple" xlink:href="https://console.aws.amazon.com/ec2/v2/home?region=us-east-1#Instances:search=i-0380080872dd65b02;sort=instanceId" text:style-name="Internet_20_link" text:visited-style-name="Visited_20_Internet_20_Link"><text:span text:style-name="T1">i-0380080872dd65b02</text:span></text:a></text:p>
      <text:p text:style-name="P3">ssh -i alucloud$ID-priv.pem <text:a xlink:type="simple" xlink:href="mailto:bitnami@54.145.194.31" text:style-name="Internet_20_link" text:visited-style-name="Visited_20_Internet_20_Link">bitnami@54.145.194.31</text:a></text:p>
      <text:p text:style-name="P3"/>
      <text:p text:style-name="P3">instalamos nodejs</text:p>
      <text:p text:style-name="P8"><text:span text:style-name="Source_20_Text"><text:span text:style-name="T2">curl -sL https://deb.nodesource.com/setup_9.x </text:span></text:span><text:span text:style-name="Source_20_Text"><text:span text:style-name="T3">|</text:span></text:span><text:span text:style-name="Source_20_Text"><text:span text:style-name="T2"> </text:span></text:span><text:span text:style-name="Source_20_Text"><text:span text:style-name="T4">sudo</text:span></text:span><text:span text:style-name="Source_20_Text"><text:span text:style-name="T2"> -E </text:span></text:span><text:span text:style-name="Source_20_Text"><text:span text:style-name="T4">bash</text:span></text:span><text:span text:style-name="Source_20_Text"><text:span text:style-name="T2"> -</text:span></text:span></text:p>
      <text:p text:style-name="P8"><text:span text:style-name="Source_20_Text"><text:span text:style-name="T4">sudo</text:span></text:span><text:span text:style-name="Source_20_Text"><text:span text:style-name="T2"> </text:span></text:span><text:span text:style-name="Source_20_Text"><text:span text:style-name="T4">apt-get</text:span></text:span><text:span text:style-name="Source_20_Text"><text:span text:style-name="T2"> </text:span></text:span><text:span text:style-name="Source_20_Text"><text:span text:style-name="T4">install</text:span></text:span><text:span text:style-name="Source_20_Text"><text:span text:style-name="T2"> -y nodejs</text:span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8"><text:span text:style-name="Source_20_Text"><text:span text:style-name="T2">instalamos mongodb</text:span></text:span></text:p>
      <text:p text:style-name="P8"><text:span text:style-name="Source_20_Text"><text:span text:style-name="T5">sudo apt-key adv --keyserver hkp://keyserver.ubuntu.com:80 --recv EA312927</text:span></text:span></text:p>
      <text:p text:style-name="P8"><text:span text:style-name="Source_20_Text"><text:span text:style-name="T2"/></text:span></text:p>
      <text:p text:style-name="P8"><text:span text:style-name="Source_20_Text"><text:span text:style-name="T5">echo "deb http://repo.mongodb.org/apt/ubuntu xenial/mongodb-org/3.2 multiverse" | sudo tee /etc/apt/sources.list.d/mongodb-org-3.2.list</text:span></text:span></text:p>
      <text:p text:style-name="P8"><text:span text:style-name="Source_20_Text"><text:span text:style-name="T2"/></text:span></text:p>
      <text:p text:style-name="P8"><text:span text:style-name="Source_20_Text"><text:span text:style-name="T5">sudo apt-get update</text:span></text:span></text:p>
      <text:p text:style-name="P14"><text:span text:style-name="Source_20_Text"><text:span text:style-name="T8">cd / &amp;&amp; </text:span></text:span><text:span text:style-name="Source_20_Text"><text:span text:style-name="T6">sudo mkdir data &amp;&amp; cd data &amp;&amp; </text:span></text:span><text:span text:style-name="Source_20_Text"><text:span text:style-name="T8">sudo </text:span></text:span><text:span text:style-name="Source_20_Text"><text:span text:style-name="T6">mkdir db</text:span></text:span></text:p>
      <text:p text:style-name="P9"><text:span text:style-name="Source_20_Text"><text:span text:style-name="T6">sudo apt-get install -y mongodb-org</text:span></text:span></text:p>
      <text:p text:style-name="P8"><text:span text:style-name="Source_20_Text"><text:span text:style-name="T5">sudo nano /etc/systemd/system/mongodb.service</text:span></text:span></text:p>
      <text:p text:style-name="P7">pega en el archivo</text:p>
      <text:list xml:id="list7451507121718430575" text:style-name="L1">
        <text:list-header>
          <text:p text:style-name="P23">[Unit]</text:p>
          <text:p text:style-name="P24">Description=MongoDB Database Service</text:p>
          <text:p text:style-name="P24"><text:soft-page-break/>Wants=network.target</text:p>
          <text:p text:style-name="P24">After=network.target</text:p>
          <text:p text:style-name="P25"/>
          <text:p text:style-name="P24">[Service]</text:p>
          <text:p text:style-name="P24">ExecStart=/usr/bin/mongod --config /etc/mongod.conf</text:p>
          <text:p text:style-name="P24">ExecReload=/bin/kill -HUP $MAINPID</text:p>
          <text:p text:style-name="P24">Restart=always</text:p>
          <text:p text:style-name="P24">User=mongodb</text:p>
          <text:p text:style-name="P24">Group=mongodb</text:p>
          <text:p text:style-name="P24">StandardOutput=syslog</text:p>
          <text:p text:style-name="P24">StandardError=syslog</text:p>
          <text:p text:style-name="P25"/>
          <text:p text:style-name="P24">[Install]</text:p>
          <text:p text:style-name="P24">WantedBy=multi-user.target</text:p>
        </text:list-header>
      </text:list>
      <text:p text:style-name="P8"><text:span text:style-name="Source_20_Text"><text:span text:style-name="T2"/></text:span></text:p>
      <text:p text:style-name="P15"><text:span text:style-name="Source_20_Text"><text:span text:style-name="T9">sudo apt-get -</text:span></text:span><text:span text:style-name="Source_20_Text"><text:span text:style-name="T10">y </text:span></text:span><text:span text:style-name="Source_20_Text"><text:span text:style-name="T9">install systemd</text:span></text:span></text:p>
      <text:p text:style-name="P9"><text:span text:style-name="Source_20_Text"><text:span text:style-name="T11">sudo systemctl start mongodb</text:span></text:span></text:p>
      <text:p text:style-name="P12"><text:span text:style-name="Source_20_Text"><text:span text:style-name="T14">para cada que se inicia el sistema </text:span></text:span></text:p>
      <text:p text:style-name="P9"><text:span text:style-name="Source_20_Text"><text:span text:style-name="T7">sudo systemctl enable mongodb</text:span></text:span></text:p>
      <text:p text:style-name="P9"><text:span text:style-name="Source_20_Text"><text:span text:style-name="T11"/></text:span></text:p>
      <text:p text:style-name="P10"><text:span text:style-name="Source_20_Text"><text:span text:style-name="T12">creacion de nuestra AMI </text:span></text:span></text:p>
      <text:p text:style-name="P10"><text:span text:style-name="Source_20_Text"><text:span text:style-name="T12"/></text:span></text:p>
      <text:p text:style-name="P10"><text:span text:style-name="Source_20_Text"><text:span text:style-name="T15">i-0380080872dd65b02</text:span></text:span></text:p>
      <text:p text:style-name="P10"><text:span text:style-name="Source_20_Text"><text:span text:style-name="T12"/></text:span></text:p>
      <text:p text:style-name="P10"><text:span text:style-name="Source_20_Text"><text:span text:style-name="T21">aws ec2 create-image --instance-id </text:span></text:span><text:span text:style-name="Source_20_Text"><text:span text:style-name="T15">i-0380080872dd65b02</text:span></text:span><text:span text:style-name="Source_20_Text"><text:span text:style-name="T21"> --name "ICP_server_Node</text:span></text:span><text:span text:style-name="Source_20_Text"><text:span text:style-name="T22">JS</text:span></text:span><text:span text:style-name="Source_20_Text"><text:span text:style-name="T21">_MongoDB" --description "Trabajo de clase ICP servidor node con mongodb"</text:span></text:span></text:p>
      <text:p text:style-name="P10"><text:span text:style-name="Source_20_Text"><text:span text:style-name="T21"/></text:span></text:p>
      <text:p text:style-name="P13"><text:span text:style-name="Source_20_Text"><text:span text:style-name="T22">ami-a5504edf</text:span></text:span></text:p>
      <text:p text:style-name="P10"><text:span text:style-name="Source_20_Text"><text:span text:style-name="T12"/></text:span></text:p>
      <text:p text:style-name="P10"><text:span text:style-name="Source_20_Text"><text:span text:style-name="T12"/></text:span></text:p>
      <text:p text:style-name="P11"><text:span text:style-name="Source_20_Text"><text:span text:style-name="T13">creamos una isntancia a partir de la ami crea.</text:span></text:span></text:p>
      <text:p text:style-name="P11"><text:span text:style-name="Source_20_Text"><text:span text:style-name="T13"/></text:span></text:p>
      <text:p text:style-name="P16"><text:span text:style-name="Source_20_Text"><text:span text:style-name="T13">aws ec2 run-instances --image-id </text:span></text:span><text:span text:style-name="Source_20_Text"><text:span text:style-name="T22">ami-a5504edf</text:span></text:span><text:span text:style-name="Source_20_Text"><text:span text:style-name="T13"> --key-name </text:span></text:span><text:span text:style-name="Source_20_Text"><text:span text:style-name="T23">alucloud35-keypair</text:span></text:span><text:span text:style-name="Source_20_Text"><text:span text:style-name="T13"> --security-group-ids </text:span></text:span><text:span text:style-name="Source_20_Text"><text:span text:style-name="T16">sg-c171d4b4</text:span></text:span><text:span text:style-name="Source_20_Text"><text:span text:style-name="T13"> --instance-type </text:span></text:span><text:span text:style-name="Source_20_Text"><text:span text:style-name="T23">t1.micro</text:span></text:span><text:span text:style-name="Source_20_Text"><text:span text:style-name="T13"> --subnet-id </text:span></text:span><text:span text:style-name="Source_20_Text"><text:span text:style-name="T23">subnet-2bfb6c4f</text:span></text:span></text:p>
      <text:p text:style-name="P16"><text:span text:style-name="Source_20_Text"><text:span text:style-name="T23"/></text:span></text:p>
      <text:p text:style-name="P16"><text:span text:style-name="Source_20_Text"><text:span text:style-name="T23"/></text:span></text:p>
      <text:p text:style-name="P17"><text:span text:style-name="Source_20_Text"><text:span text:style-name="T24">crear ami desde linea de consola <text:s/></text:span></text:span><text:span text:style-name="Source_20_Text"><text:span text:style-name="T25">CON UNA IMAGEN UBUNTU VACIA </text:span></text:span></text:p>
      <text:p text:style-name="P18"><text:span text:style-name="Source_20_Text"><text:span text:style-name="T25">aws ec2 run-instances --image-id ami-841f46ff --key-name alucloud35-keypair --security-group-ids sg-c171d4b4 --instance-type t2.micro --subnet-id subnet-2bfb6c4f --query 'Instances[*].[InstanceId]'</text:span></text:span></text:p>
      <text:p text:style-name="P17"><text:span text:style-name="Source_20_Text"><text:span text:style-name="T23"/></text:span></text:p>
      <text:p text:style-name="P18"><text:span text:style-name="Source_20_Text"><text:span text:style-name="T25">OBTENEMOS EL DNS PUBLICO DE LA IMAGEN</text:span></text:span></text:p>
      <text:p text:style-name="P17"><text:span text:style-name="Source_20_Text"><text:span text:style-name="T23">aws ec2 describe-instances --instance-ids i-0f3b0a57905cbd21d --query 'Reservations[*].Instances[*].[PublicDnsName]'</text:span></text:span></text:p>
      <text:p text:style-name="P17"><text:span text:style-name="Source_20_Text"><text:span text:style-name="T23"/></text:span></text:p>
      <text:p text:style-name="P19"><text:span text:style-name="Source_20_Text"><text:span text:style-name="T23">aws ec2 describe-instances --instance-ids i-0f3b0a57905cbd21d --query 'Reservations[*].Instances[*].[</text:span></text:span><text:span text:style-name="Source_20_Text"><text:span text:style-name="T26">state</text:span></text:span><text:span text:style-name="Source_20_Text"><text:span text:style-name="T23">].[</text:span></text:span><text:span text:style-name="Source_20_Text"><text:span text:style-name="T26">code</text:span></text:span><text:span text:style-name="Source_20_Text"><text:span text:style-name="T23">]'</text:span></text:span></text:p>
      <text:p text:style-name="P19"><text:span text:style-name="Source_20_Text"><text:span text:style-name="T23"/></text:span></text:p>
      <text:p text:style-name="P19"><text:span text:style-name="Source_20_Text"><text:span text:style-name="T23"/></text:span></text:p>
      <text:p text:style-name="P21"><text:span text:style-name="Source_20_Text"><text:span text:style-name="T27">INSTALACION DE NODE</text:span></text:span></text:p>
      <text:p text:style-name="P21"><text:span text:style-name="Source_20_Text"><text:span text:style-name="T20"/></text:span></text:p>
      <text:p text:style-name="P21"><text:span text:style-name="Source_20_Text"><text:span text:style-name="T18">ssh-copy-id -i ~/.ssh/id_rsa.pub ubuntu@</text:span></text:span><text:span text:style-name="Source_20_Text"><text:span text:style-name="T28">ec2-35-168-58-186.compute-1.amazonaws.com</text:span></text:span></text:p>
      <text:p text:style-name="P21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aco, 'Andale Mono', monospace"/>
    <style:font-face style:name="Consolas2" svg:font-family="Consolas, Monaco, Menlo, 'Courier New', monospace"/>
    <style:font-face style:name="Helvetica Neue" svg:font-family="'Helvetica Neue', Roboto, Arial, sans-serif"/>
    <style:font-face style:name="Lohit Devanagari1" svg:font-family="'Lohit Devanagari'"/>
    <style:font-face style:name="arial" svg:font-family="arial"/>
    <style:font-face style:name="inherit" svg:font-family="inherit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6:27:13.475523529</meta:creation-date>
    <dc:date>2018-02-16T17:44:43.478082492</dc:date>
    <meta:editing-duration>PT6H1M8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295" meta:character-count="2621" meta:non-whitespace-character-count="2399"/>
  </office:meta>
</office:document-meta>
</file>